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fo:line-height="150%"/>
      <style:text-properties style:font-name="Times" fo:font-size="24.0pt"/>
    </style:style>
    <style:style style:name="P2" style:family="paragraph" style:parent-style-name="Standard">
      <style:paragraph-properties fo:line-height="150%"/>
      <style:text-properties style:font-name="Times" fo:font-size="24.0pt"/>
    </style:style>
    <style:style style:name="P3" style:family="paragraph" style:parent-style-name="Standard">
      <style:paragraph-properties fo:text-align="center" fo:line-height="150%"/>
      <style:text-properties style:font-name="Times" fo:font-size="18.0pt" fo:background-color="#ffff00"/>
    </style:style>
    <style:style style:name="P4" style:family="paragraph" style:parent-style-name="Standard">
      <style:paragraph-properties fo:text-align="center" fo:line-height="150%"/>
      <style:text-properties style:font-name="Times" fo:font-size="52.0pt"/>
    </style:style>
    <style:style style:name="P5" style:family="paragraph" style:parent-style-name="Standard">
      <style:paragraph-properties fo:text-align="center" fo:line-height="150%"/>
      <style:text-properties style:font-name="Times" fo:font-size="20.0pt"/>
    </style:style>
    <style:style style:name="P6" style:family="paragraph" style:parent-style-name="Standard">
      <style:paragraph-properties fo:margin-bottom="0.1000in" fo:line-height="150%"/>
      <style:text-properties style:font-name="Times" fo:font-size="24.0pt"/>
    </style:style>
    <style:style style:name="P7" style:family="paragraph" style:parent-style-name="Standard">
      <style:paragraph-properties fo:margin-bottom="0.1000in" fo:line-height="150%"/>
      <style:text-properties style:font-name="Times" fo:font-size="12.0pt"/>
    </style:style>
    <style:style style:name="P8" style:family="paragraph" style:parent-style-name="Standard">
      <style:paragraph-properties fo:margin-bottom="0.1000in" fo:line-height="150%"/>
      <style:text-properties style:font-name="Times" fo:font-size="14.0pt"/>
    </style:style>
    <style:style style:name="P9" style:family="paragraph" style:parent-style-name="Standard">
      <style:paragraph-properties fo:margin-bottom="0.1000in" fo:line-height="150%"/>
      <style:text-properties style:font-name="Times" fo:font-size="12.0pt" fo:background-color="#000000"/>
    </style:style>
    <style:style style:name="P10" style:family="paragraph" style:parent-style-name="Standard">
      <style:paragraph-properties fo:margin-bottom="0.1000in" fo:margin-left="0.5000in" fo:text-indent="-0.5000in" fo:line-height="150%">
        <style:tab-stops>
          <style:tab-stop style:position="0.1528in"/>
          <style:tab-stop style:position="0.5000in"/>
        </style:tab-stops>
      </style:paragraph-properties>
      <style:text-properties style:font-name="Times" fo:font-size="12.0pt"/>
    </style:style>
    <style:style style:name="P11" style:family="paragraph" style:parent-style-name="Standard">
      <style:paragraph-properties fo:margin-bottom="0.1000in" fo:line-height="150%">
        <style:tab-stops>
          <style:tab-stop style:position="0.5000in"/>
        </style:tab-stops>
      </style:paragraph-properties>
      <style:text-properties style:font-name="Times" fo:font-size="12.0pt"/>
    </style:style>
    <style:style style:name="P12" style:family="paragraph" style:parent-style-name="Standard">
      <style:paragraph-properties fo:margin-bottom="0.1000in" fo:line-height="150%">
        <style:tab-stops>
          <style:tab-stop style:position="0.5000in"/>
        </style:tab-stops>
      </style:paragraph-properties>
      <style:text-properties style:font-name="Times" fo:font-size="14.0pt"/>
    </style:style>
    <style:style style:name="T1" style:family="text">
      <style:text-properties fo:background-color="#ffff00"/>
    </style:style>
    <style:style style:name="T2" style:family="text">
      <style:text-properties fo:font-weight="bold" fo:font-weight-asian="bold" fo:font-weight-complex="bold"/>
    </style:style>
    <style:style style:name="T3" style:family="text">
      <style:text-properties fo:font-weight="bold" fo:font-weight-asian="bold" fo:font-weight-complex="bold" style:text-underline-style="solid"/>
    </style:style>
    <style:style style:name="T4" style:family="text">
      <style:text-properties fo:font-weight="bold" fo:font-weight-asian="bold" fo:font-weight-complex="bold" fo:background-color="#000000"/>
    </style:style>
    <style:style style:name="T5" style:family="text">
      <style:text-properties style:text-underline-style="solid"/>
    </style:style>
    <style:style style:name="T6" style:family="text">
      <style:text-properties fo:background-color="#000000"/>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Defuse the Bomb</text:p>
      <text:p text:style-name="P1">A CSC 102 Project</text:p>
      <text:p text:style-name="P2"/>
      <text:p text:style-name="P3">Team: Melissa, Alexis, Melina, &amp; Sienna</text:p>
      <text:p text:style-name="P2"/>
      <text:p text:style-name="P2"/>
      <text:p text:style-name="P2"/>
      <text:p text:style-name="P2"/>
      <text:p text:style-name="P4">BOMB DEFUSAL MANUAL</text:p>
      <text:p text:style-name="P2"/>
      <text:p text:style-name="P2"/>
      <text:p text:style-name="P2"/>
      <text:p text:style-name="P2"/>
      <text:p text:style-name="P5">Version 1</text:p>
      <text:p text:style-name="P5">Verification Code: <text:span text:style-name="T1">&lt;enter your code&gt;</text:span></text:p>
      <text:p text:style-name="P6"><text:span text:style-name="T2">The Game</text:span></text:p>
      <text:p text:style-name="P7">(*name of game) is a times, multi-phase survival game where players must navigate through four extreme habitats by answering animal-based trivia questions. Each phase presents a unique challenge tied to logic, environmental conditions, and quick decision making. </text:p>
      <text:p text:style-name="P7">You begin your journey in the desert and must successfully progress through the jungle, rainforest, and finally the sea to survive. </text:p>
      <text:p text:style-name="P7">Each phase lasts 90 seconds, and failure to complete the task in time results in elimination. Use the button, toggles, wires, and keypad accordingly. </text:p>
      <text:p text:style-name="P7">This manual serves as a guide for the game, so use it to your advantage.</text:p>
      <text:p text:style-name="P6"><text:span text:style-name="T2">Defusing Bombs</text:span></text:p>
      <text:p text:style-name="P7">The bomb will “explode” when its countdown reaches 0:00. You defuse the bomb by disarming all of its “phases” before the countdown expires.</text:p>
      <text:p text:style-name="P8"><text:span text:style-name="T3">Phases</text:span></text:p>
      <text:p text:style-name="P7">The bomb has <text:span text:style-name="T4">four</text:span><text:s/>phases, each representing a different habitat: desert, jungle, rainforest, and sea. Each phase must be completed to fully defuse the bomb. </text:p>
      <text:p text:style-name="P9">Phases must be completed in order, as each environment builds on your survival journey. Once a phase is completed, it becomes inactive and cannot be changed. Instructions for completing each phase are provided below.</text:p>
      <text:p text:style-name="P8"><text:span text:style-name="T3">Information</text:span></text:p>
      <text:p text:style-name="P7">Pay close attention to the instructions, visuals, and clues provided on the screen. Each phase includes environmental indicators (such as heat, predators, or oxygen levels) that reflect how close you are to failure.</text:p>
      <text:p text:style-name="P6"><text:span text:style-name="T2">Phase Instructions</text:span></text:p>
      <text:p text:style-name="P8"><text:span text:style-name="T5">Phase 1</text:span>: Desert (Wires Module)</text:p>
      <text:p text:style-name="P7">You are reviewing survival data from desert animals during a 30-day heat event.</text:p>
      <text:p text:style-name="P7">Each animal must be evaluated based on whether it maintains a positive hydration level (&gt; 0). </text:p>
      <text:list text:style-name="L1">
        <text:list-item>
          <text:p text:style-name="P10">If the animal survives -&gt; set to <text:span text:style-name="T4">1 (ON)</text:span><text:span text:style-name="T6"><text:s/>and connect the wire </text:span></text:p>
        </text:list-item>
        <text:list-item>
          <text:p text:style-name="P10">If the animal does not survive -&gt; set to<text:span text:style-name="T4"><text:s/>0 (OFF) </text:span>and leave the wire disconnected </text:p>
        </text:list-item>
      </text:list>
      <text:p text:style-name="P11">A rising <text:span text:style-name="T2">heat meter</text:span><text:s/>indicates how close you are to failure. </text:p>
      <text:p text:style-name="P11"/>
      <text:p text:style-name="P12"><text:span text:style-name="T5">Phase 2</text:span>: Jungle (Keypad Module) </text:p>
      <text:p text:style-name="P11">You encounter a troop of monkeys who require proof of your knowledge. </text:p>
      <text:p text:style-name="P11">You must determine the correct number of monkey species and convert it into binary. Then, input the binary value using the keypad \.</text:p>
      <text:p text:style-name="P11">The timer represents how close a <text:span text:style-name="T2">predator</text:span><text:s/>is to reaching you. </text:p>
      <text:p text:style-name="P12"/>
      <text:p text:style-name="P12"><text:span text:style-name="T5">Phase 3</text:span>: Rainforest (Toggle Module)</text:p>
      <text:p text:style-name="P11">After coming into contact with a harmful plant, you must signal for help without speaking. </text:p>
      <text:p text:style-name="P11"/>
      <text:p text:style-name="P12"><text:span text:style-name="T5">Phase 4</text:span>: Sea (Button Module)</text:p>
      <text:p text:style-name="P11">You are underwater and must complete a final task before running out of oxygen.</text:p>
      <text:p text:style-name="P11">You encounter an animal and must determine which color you will NOT see based on its blood.</text:p>
      <text:p text:style-name="P11">Press the correct color button to proceed.</text:p>
      <text:p text:style-name="P11">The timer represents how long you can survive <text:span text:style-name="T2">without air </text:span></text:p>
      <text:p text:style-name="P6"><text:span text:style-name="T5">Regarding the Toggles</text:span></text:p>
      <text:p text:style-name="P7"/>
      <text:p text:style-name="P6"><text:span text:style-name="T5">Regarding the Button</text:span></text:p>
      <text:p text:style-name="P7"/>
      <text:p text:style-name="P6"><text:span text:style-name="T5">Regarding the Keypad</text:span></text:p>
      <text:p text:style-name="P7"/>
      <text:p text:style-name="P6"><text:span text:style-name="T5">Regarding the Wires</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75.7</meta:generator>
    <dc:title>Defuse the Bomb | A CSC 102 Project</dc:title>
    <dc:description>A template for the "Bomb Defusal Manual" for the project.</dc:description>
    <meta:initial-creator>Jean Gourd</meta:initial-creator>
  </office:meta>
</office:document-meta>
</file>